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cm"/>
    </style:style>
    <style:style style:name="gr8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22cm" svg:height="1.522cm" svg:x="2.67cm" svg:y="14.478cm">
          <text:p text:style-name="P1">C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2cm" svg:height="1.522cm" svg:x="0.871cm" svg:y="12.54cm">
          <text:p text:style-name="P1">C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2cm" svg:height="1.522cm" svg:x="0.871cm" svg:y="14.478cm">
          <text:p text:style-name="P1">C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2cm" svg:height="1.522cm" svg:x="2.67cm" svg:y="12.54cm">
          <text:p text:style-name="P1">C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22cm" svg:height="1.522cm" svg:x="4.469cm" svg:y="12.54cm">
          <text:p text:style-name="P1">C6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22cm" svg:height="1.522cm" svg:x="0.871cm" svg:y="10.741cm">
          <text:p text:style-name="P1">C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3cm" svg:height="1.523cm" svg:x="2.254cm" svg:y="2.437cm">
          <text:p text:style-name="P1">A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3cm" svg:height="1.522cm" svg:x="2.254cm" svg:y="0.5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22cm" svg:height="1.522cm" svg:x="4.054cm" svg:y="0.5cm">
          <text:p text:style-name="P1">A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3cm" svg:height="1.522cm" svg:x="0.455cm" svg:y="0.5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3cm" svg:height="1.523cm" svg:x="0.455cm" svg:y="2.437cm">
          <text:p text:style-name="P1">A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23cm" svg:height="1.522cm" svg:x="2.254cm" svg:y="4.375cm">
          <text:p text:style-name="P1">A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2cm" svg:height="1.522cm" svg:x="7.929cm" svg:y="5.482cm">
          <text:p text:style-name="P1">B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2cm" svg:height="1.523cm" svg:x="7.929cm" svg:y="7.281cm">
          <text:p text:style-name="P1">B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22cm" svg:height="1.523cm" svg:x="7.929cm" svg:y="9.08cm">
          <text:p text:style-name="P1">B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2cm" svg:height="1.523cm" svg:x="9.728cm" svg:y="7.281cm">
          <text:p text:style-name="P1">B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2cm" svg:height="1.522cm" svg:x="9.728cm" svg:y="5.482cm">
          <text:p text:style-name="P1">B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22cm" svg:height="1.522cm" svg:x="7.929cm" svg:y="3.545cm">
          <text:p text:style-name="P1">B6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22cm" svg:height="1.522cm" svg:x="1.424cm" svg:y="7.42cm">
          <text:p text:style-name="P1">Z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22cm" svg:height="1.523cm" svg:x="7.237cm" svg:y="11.848cm">
          <text:p text:style-name="P1">Z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22cm" svg:height="1.523cm" svg:x="6.545cm" svg:y="1.33cm">
          <text:p text:style-name="P1">Z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75cm" svg:y1="10.5cm" svg:x2="2cm" svg:y2="9.25cm">
          <text:p/>
        </draw:line>
        <draw:line draw:style-name="gr5" draw:text-style-name="P1" draw:layer="layout" svg:x1="2.5cm" svg:y1="7cm" svg:x2="2.75cm" svg:y2="6.25cm">
          <text:p/>
        </draw:line>
        <draw:line draw:style-name="gr5" draw:text-style-name="P1" draw:layer="layout" svg:x1="6.25cm" svg:y1="13.25cm" svg:x2="7cm" svg:y2="12.75cm">
          <text:p/>
        </draw:line>
        <draw:line draw:style-name="gr5" draw:text-style-name="P1" draw:layer="layout" svg:x1="8.75cm" svg:y1="10.75cm" svg:x2="8.25cm" svg:y2="11.5cm">
          <text:p/>
        </draw:line>
        <draw:line draw:style-name="gr5" draw:text-style-name="P1" draw:layer="layout" svg:x1="5.75cm" svg:y1="1.5cm" svg:x2="6.25cm" svg:y2="1.75cm">
          <text:p/>
        </draw:line>
        <draw:line draw:style-name="gr5" draw:text-style-name="P1" draw:layer="layout" svg:x1="8.5cm" svg:y1="2.25cm" svg:x2="8.75cm" svg:y2="3cm">
          <text:p/>
        </draw:line>
        <draw:frame draw:style-name="gr6" draw:layer="layout" svg:width="1.243cm" svg:height="0.963cm" svg:x="0.5cm" svg:y="4.25cm">
          <draw:text-box>
            <text:p>1.)</text:p>
          </draw:text-box>
        </draw:frame>
        <draw:frame draw:style-name="gr7" draw:layer="layout" svg:width="1.243cm" svg:height="0.963cm" svg:x="9.75cm" svg:y="4.287cm">
          <draw:text-box>
            <text:p>2.)</text:p>
          </draw:text-box>
        </draw:frame>
        <draw:frame draw:style-name="gr6" draw:layer="layout" svg:width="1.243cm" svg:height="0.963cm" svg:x="4.5cm" svg:y="14.75cm">
          <draw:text-box>
            <text:p>3.)</text:p>
          </draw:text-box>
        </draw:frame>
        <draw:frame draw:style-name="gr6" draw:layer="layout" svg:width="2.86cm" svg:height="0.963cm" svg:x="4.25cm" svg:y="7.25cm">
          <draw:text-box>
            <text:p>Die Map</text:p>
          </draw:text-box>
        </draw:frame>
        <draw:frame draw:style-name="gr6" draw:layer="layout" svg:width="7.965cm" svg:height="10.219cm" svg:x="12.035cm" svg:y="2.75cm">
          <draw:text-box>
            <text:p>Die Map hat drei Inseln.</text:p>
            <text:p>Jede insel hat ein</text:p>
            <text:p>Schloss, zwei Wachtürme</text:p>
            <text:p>Und drei Ungebaute</text:p>
            <text:p>Flächen.</text:p>
            <text:p/>
            <text:p>Je zwei Inseln werden von</text:p>
            <text:p>Brücken verbunden. Diese</text:p>
            <text:p>Brücken sind neutrale</text:p>
            <text:p>Gebiete,</text:p>
            <text:p/>
            <text:p>Welche Gebäude gebaut</text:p>
            <text:p>Werden, soll von der</text:p>
            <text:p>Insel bestimmt werden.</text:p>
          </draw:text-box>
        </draw:frame>
        <draw:custom-shape draw:style-name="gr8" draw:text-style-name="P1" draw:layer="layout" svg:width="1.522cm" svg:height="1.522cm" svg:x="1.278cm" svg:y="1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22cm" svg:height="1.522cm" svg:x="1.25cm" svg:y="17.9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522cm" svg:height="1.522cm" svg:x="1.278cm" svg:y="19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522cm" svg:height="1.523cm" svg:x="1.278cm" svg:y="21.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0.891cm" svg:height="0.963cm" svg:x="3.387cm" svg:y="16.537cm">
          <draw:text-box>
            <text:p>Schloss – Hier kann man Schmieden</text:p>
          </draw:text-box>
        </draw:frame>
        <draw:frame draw:style-name="gr6" draw:layer="layout" svg:width="14.675cm" svg:height="0.963cm" svg:x="3.528cm" svg:y="18.25cm">
          <draw:text-box>
            <text:p>Feld – Hier können Neue Gebäude gebaut werden</text:p>
          </draw:text-box>
        </draw:frame>
        <draw:frame draw:style-name="gr6" draw:layer="layout" svg:width="14.116cm" svg:height="0.963cm" svg:x="3.424cm" svg:y="20.061cm">
          <draw:text-box>
            <text:p>Wachturm - <text:s/>Hier ist der Eingang zur Kampfzone</text:p>
          </draw:text-box>
        </draw:frame>
        <draw:frame draw:style-name="gr6" draw:layer="layout" svg:width="10.459cm" svg:height="0.963cm" svg:x="3.319cm" svg:y="21.787cm">
          <draw:text-box>
            <text:p>Brücke – Hier wird täglich gekämpft</text:p>
          </draw:text-box>
        </draw:frame>
        <draw:custom-shape draw:style-name="gr12" draw:text-style-name="P1" draw:layer="layout" svg:width="1.522cm" svg:height="1.523cm" svg:x="1.278cm" svg:y="23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522cm" svg:height="1.523cm" svg:x="1.278cm" svg:y="2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7.495cm" svg:height="0.963cm" svg:x="3.278cm" svg:y="23.5cm">
          <draw:text-box>
            <text:p>Mine – Hier kann Material zum Schmieden abgebaut werden</text:p>
          </draw:text-box>
        </draw:frame>
        <draw:frame draw:style-name="gr6" draw:layer="layout" svg:width="13.249cm" svg:height="0.963cm" svg:x="3.528cm" svg:y="25.25cm">
          <draw:text-box>
            <text:p>Trainningsplatz – Hier kann trainniert werden.</text:p>
          </draw:text-box>
        </draw:frame>
        <draw:custom-shape draw:style-name="gr14" draw:text-style-name="P1" draw:layer="layout" svg:width="1.522cm" svg:height="1.523cm" svg:x="1.25cm" svg:y="26.7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6.826cm" svg:height="0.963cm" svg:x="3.75cm" svg:y="27cm">
          <draw:text-box>
            <text:p>Markt – Hier können Waffen und Runen gehandelt werde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24T22:09:42.03</meta:creation-date>
    <dc:date>2011-09-25T16:04:47.69</dc:date>
    <meta:editing-duration>PT8H56M59S</meta:editing-duration>
    <meta:editing-cycles>3</meta:editing-cycles>
    <meta:generator>LibreOffice/3.4$Win32 LibreOffice_project/340m1$Build-203</meta:generator>
    <meta:document-statistic meta:object-count="46"/>
  </office:meta>
</office:document-meta>
</file>